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53.64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65.2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36.74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431.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6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  <style:text-properties style:font-name="Arial"/>
    </style:style>
    <style:style style:name="ce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font-name="Arial"/>
    </style:style>
    <style:style style:name="ce7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ext-properties style:font-name="Arial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6"/>
        <table:table-column table:style-name="co11" table:default-cell-style-name="ce2"/>
        <table:table-column table:style-name="co12" table:default-cell-style-name="ce8"/>
        <table:table-column table:style-name="co13" table:number-columns-repeated="1011" table:default-cell-style-name="ce10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5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7" office:value-type="string" calcext:value-type="string">
            <text:p>Competencies</text:p>
          </table:table-cell>
          <table:table-cell table:style-name="ce9"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Medico-Legal Forum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16, 17, 7, 11, 13, 18, 19, 26, 77, 78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 11, 13, 16, 17, 18, 19, 23, 27, 77, 78, 83, 84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21, 75, 76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9, 11, 16, 17, 18, 1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, 9, 11, 13, 18, 19, 20, 23, 2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, 28, 30, 4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, 11, 14, 2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5, 20, 24, 27, 2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 13, 18, 19, 25, 58, 70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10, 14, 15, 33, 34, 50, 51, 59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, 22, 73, 74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1, 75, 76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, 18, 19, 22, 24, 27, 79, 8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ort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77, 7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SAL Annual Lectu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, 21, 22, 35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, 21, 22, 3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4, 21, 22, 3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24, 35, 79, 8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3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14, 94</text:p>
          </table:table-cell>
          <table:table-cell table:number-columns-repeated="1011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4, 9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1, 14, 9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8, 1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Deal-making Through Negotiation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, 78</text:p>
          </table:table-cell>
          <table:table-cell table:number-columns-repeated="101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4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, 5, 30, 31, 32, 37, 38, 40, 44, 46, 47, 48, 49, 54, 55, 56, 63, 68, 72<text:span text:style-name="T1">, 98, 99, 100, 101, 103</text:span>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5, 28, 36, 50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3, 57, 62, 85, 86, 90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5, 33, 67, 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33, 57, 66, 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/>
          <table:table-cell office:value-type="string" calcext:value-type="string">
            <text:p>15, 28, 33, 36, 50, 65, 9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 10, 15, 20, 30, 31, 32, 33, 34, 38, 40, 41, 42, 43, 44, 46, 47, 48, 49, 51, 53, 54, 55, 56, 57, 60, 63, 64, 68, 71, 72<text:span text:style-name="T1">, 93, 95, 96, 97, 98, 99, 100, 101, 103</text:span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<text:span text:style-name="T1">, 85, 89, 90</text:span>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 9, 13, 18, 19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8, 15, 30, 32, 33, 34, 41, 61, 85, 86<text:span text:style-name="T1">, 89, 90, 99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32, 33, 34, 38, 41, 51, 52, 62, 71, 72, 85<text:span text:style-name="T1">, 89, 93, 98, 99, 101, 103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3, 28, 30, 32, 33, 41, 52, 57, 62<text:span text:style-name="T1">, 89, 90, 98, 101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8, 10, 11, 15, 20, 25, 32, 33, 34, 37, 38, 39, 40, 41, 42, 43, 44, 45, 46, 47, 51, 53, 54, 55, 56, 59, 63, 68, 69, 70, 71, 87<text:span text:style-name="T1">, 93, 96, 99, 100, 101, 102, 103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28, 30, 41, 85, 86<text:span text:style-name="T1">, 89, 90</text:span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, 85, 86, 88<text:span text:style-name="T1">, 89, 90</text:span>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0, 32, 41, 51, 62, 85<text:span text:style-name="T1">, 89, 90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25, 28, 30, 31, 32, 33, 36, 37, 38, 40, 41, 42, 43, 44, 45, 46, 47, 48, 52, 53, 54, 55, 56, 58, 60, 61, 62, 63, 64, 65, 66, 67, 68, 69, 70, 71, 72, 85, 87<text:span text:style-name="T1">, 89, 90, 92, 93, 94, 95, 96, 97, 98, 99, 100, 101, 102, 103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, 4, 45, 85<text:span text:style-name="T1">, 95, 97, 100</text:span>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2, 16, 17, 18, 19, 77, 78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1, 12, <text:s/>16, 17, 18, 19, 27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14</text:p>
          </table:table-cell>
          <table:table-cell table:number-columns-repeated="1011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6, 24, 79, 80</text:p>
          </table:table-cell>
          <table:table-cell table:number-columns-repeated="101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1:16:41.337503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8-15T15:10:38.903515419</dc:date>
    <meta:editing-duration>PT13H16M57S</meta:editing-duration>
    <meta:editing-cycles>71</meta:editing-cycles>
    <meta:document-statistic meta:table-count="1" meta:cell-count="592" meta:object-count="0"/>
  </office:meta>
</office:document-meta>
</file>